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style>
    <style:style style:name="P2" style:family="paragraph" style:parent-style-name="Standard">
      <style:text-properties fo:color="#ff0000" officeooo:paragraph-rsid="0028f564"/>
    </style:style>
    <style:style style:name="P3" style:family="paragraph" style:parent-style-name="Standard">
      <style:text-properties fo:language="fr" fo:country="FR"/>
    </style:style>
    <style:style style:name="P4" style:family="paragraph" style:parent-style-name="Standard">
      <style:text-properties fo:language="fr" fo:country="FR" officeooo:rsid="001c12d4" officeooo:paragraph-rsid="001cf62b"/>
    </style:style>
    <style:style style:name="P5" style:family="paragraph" style:parent-style-name="Standard">
      <style:text-properties fo:language="fr" fo:country="FR" officeooo:rsid="001cf62b" officeooo:paragraph-rsid="001cf62b"/>
    </style:style>
    <style:style style:name="P6" style:family="paragraph" style:parent-style-name="Standard">
      <style:text-properties fo:language="fr" fo:country="FR" officeooo:rsid="001cf62b" officeooo:paragraph-rsid="002245c2"/>
    </style:style>
    <style:style style:name="P7" style:family="paragraph" style:parent-style-name="Standard">
      <style:text-properties fo:language="fr" fo:country="FR" officeooo:rsid="001cf62b" officeooo:paragraph-rsid="00231bc0"/>
    </style:style>
    <style:style style:name="P8" style:family="paragraph" style:parent-style-name="Standard">
      <style:text-properties fo:language="fr" fo:country="FR" officeooo:paragraph-rsid="001cf62b"/>
    </style:style>
    <style:style style:name="P9" style:family="paragraph" style:parent-style-name="Standard">
      <style:text-properties fo:language="fr" fo:country="FR" officeooo:paragraph-rsid="002245c2"/>
    </style:style>
    <style:style style:name="P10" style:family="paragraph" style:parent-style-name="Standard">
      <style:text-properties fo:language="fr" fo:country="FR" officeooo:paragraph-rsid="00231bc0"/>
    </style:style>
    <style:style style:name="P11" style:family="paragraph" style:parent-style-name="Standard">
      <style:text-properties fo:language="fr" fo:country="FR" officeooo:paragraph-rsid="00245c20"/>
    </style:style>
    <style:style style:name="P12" style:family="paragraph" style:parent-style-name="Standard">
      <style:text-properties fo:language="fr" fo:country="FR" officeooo:rsid="000c0670" officeooo:paragraph-rsid="000c0670"/>
    </style:style>
    <style:style style:name="P13" style:family="paragraph" style:parent-style-name="Standard">
      <style:text-properties fo:language="fr" fo:country="FR" officeooo:rsid="000e97bb" officeooo:paragraph-rsid="0010823d"/>
    </style:style>
    <style:style style:name="P14" style:family="paragraph" style:parent-style-name="Standard">
      <style:text-properties fo:language="fr" fo:country="FR" officeooo:rsid="0012fa68" officeooo:paragraph-rsid="00134090"/>
    </style:style>
    <style:style style:name="P15" style:family="paragraph" style:parent-style-name="Standard">
      <style:text-properties fo:language="fr" fo:country="FR" officeooo:rsid="00152c67" officeooo:paragraph-rsid="00152c67"/>
    </style:style>
    <style:style style:name="P16" style:family="paragraph" style:parent-style-name="Standard">
      <style:text-properties fo:language="fr" fo:country="FR" officeooo:rsid="0017177f" officeooo:paragraph-rsid="0017177f"/>
    </style:style>
    <style:style style:name="P17" style:family="paragraph" style:parent-style-name="Standard">
      <style:text-properties fo:language="fr" fo:country="FR" officeooo:paragraph-rsid="0017f3de"/>
    </style:style>
    <style:style style:name="P18" style:family="paragraph" style:parent-style-name="Standard">
      <style:text-properties fo:language="fr" fo:country="FR" officeooo:rsid="0017f3de" officeooo:paragraph-rsid="0017f3de"/>
    </style:style>
    <style:style style:name="P19" style:family="paragraph" style:parent-style-name="Standard">
      <style:text-properties fo:language="fr" fo:country="FR" officeooo:paragraph-rsid="001a524a"/>
    </style:style>
    <style:style style:name="P20" style:family="paragraph" style:parent-style-name="Standard">
      <style:text-properties fo:language="fr" fo:country="FR" officeooo:paragraph-rsid="002dd341"/>
    </style:style>
    <style:style style:name="P21" style:family="paragraph" style:parent-style-name="Standard">
      <style:text-properties fo:language="fr" fo:country="FR" officeooo:rsid="00318460" officeooo:paragraph-rsid="00318460"/>
    </style:style>
    <style:style style:name="P22" style:family="paragraph" style:parent-style-name="Standard">
      <style:paragraph-properties>
        <style:tab-stops>
          <style:tab-stop style:position="11.28cm"/>
        </style:tab-stops>
      </style:paragraph-properties>
      <style:text-properties fo:language="fr" fo:country="FR"/>
    </style:style>
    <style:style style:name="P23" style:family="paragraph" style:parent-style-name="Standard">
      <style:paragraph-properties fo:text-align="start" style:justify-single-word="false"/>
      <style:text-properties officeooo:paragraph-rsid="0008e55b"/>
    </style:style>
    <style:style style:name="P24" style:family="paragraph" style:parent-style-name="Standard">
      <style:paragraph-properties fo:text-align="start" style:justify-single-word="false"/>
      <style:text-properties officeooo:paragraph-rsid="00231bc0"/>
    </style:style>
    <style:style style:name="P25" style:family="paragraph" style:parent-style-name="Standard">
      <style:paragraph-properties fo:text-align="start" style:justify-single-word="false"/>
      <style:text-properties officeooo:paragraph-rsid="00245c20"/>
    </style:style>
    <style:style style:name="P26" style:family="paragraph" style:parent-style-name="Standard">
      <style:paragraph-properties fo:text-align="start" style:justify-single-word="false"/>
      <style:text-properties fo:color="#006600" fo:language="fr" fo:country="FR" officeooo:paragraph-rsid="0008e55b"/>
    </style:style>
    <style:style style:name="P27" style:family="paragraph" style:parent-style-name="Standard">
      <style:paragraph-properties fo:text-align="start" style:justify-single-word="false"/>
      <style:text-properties fo:color="#006600" fo:language="fr" fo:country="FR" fo:background-color="transparent"/>
    </style:style>
    <style:style style:name="P28" style:family="paragraph" style:parent-style-name="Standard">
      <style:text-properties officeooo:paragraph-rsid="00245c20"/>
    </style:style>
    <style:style style:name="P29" style:family="paragraph" style:parent-style-name="Standard">
      <style:text-properties officeooo:paragraph-rsid="0017f3de"/>
    </style:style>
    <style:style style:name="P30" style:family="paragraph" style:parent-style-name="Standard">
      <style:text-properties officeooo:paragraph-rsid="001a524a"/>
    </style:style>
    <style:style style:name="P31" style:family="paragraph" style:parent-style-name="Standard">
      <style:paragraph-properties fo:text-align="start" style:justify-single-word="false"/>
      <style:text-properties fo:color="#009900" fo:language="fr" fo:country="FR" officeooo:paragraph-rsid="0008e55b"/>
    </style:style>
    <style:style style:name="P32" style:family="paragraph" style:parent-style-name="Standard">
      <style:paragraph-properties fo:text-align="start" style:justify-single-word="false"/>
      <style:text-properties fo:color="#009900" officeooo:paragraph-rsid="0008e55b"/>
    </style:style>
    <style:style style:name="P33" style:family="paragraph" style:parent-style-name="Standard">
      <style:text-properties fo:color="#0000ff"/>
    </style:style>
    <style:style style:name="P34" style:family="paragraph" style:parent-style-name="Standard">
      <style:text-properties fo:color="#0000ff" fo:language="fr" fo:country="FR"/>
    </style:style>
    <style:style style:name="P35" style:family="paragraph" style:parent-style-name="Standard">
      <style:paragraph-properties fo:text-align="start" style:justify-single-word="false"/>
      <style:text-properties fo:color="#0000ff" fo:language="fr" fo:country="FR"/>
    </style:style>
    <style:style style:name="P36" style:family="paragraph" style:parent-style-name="Standard">
      <style:paragraph-properties fo:text-align="start" style:justify-single-word="false"/>
      <style:text-properties fo:color="#0000ff" fo:language="fr" fo:country="FR" fo:background-color="transparent"/>
    </style:style>
    <style:style style:name="P37" style:family="paragraph" style:parent-style-name="Standard">
      <style:text-properties fo:color="#0000ff" style:font-name="Calibri" fo:font-size="12pt" style:font-size-asian="12pt" style:font-size-complex="12pt"/>
    </style:style>
    <style:style style:name="P38" style:family="paragraph" style:parent-style-name="Standard">
      <style:text-properties fo:color="#0000ff" fo:background-color="transparent"/>
    </style:style>
    <style:style style:name="P39" style:family="paragraph" style:parent-style-name="Standard">
      <style:paragraph-properties fo:text-align="start" style:justify-single-word="false"/>
      <style:text-properties fo:color="#0000ff" fo:background-color="transparent"/>
    </style:style>
    <style:style style:name="P40" style:family="paragraph" style:parent-style-name="Standard">
      <style:text-properties fo:color="#000000" fo:language="fr" fo:country="FR"/>
    </style:style>
    <style:style style:name="P41" style:family="paragraph" style:parent-style-name="Standard">
      <style:paragraph-properties fo:text-align="start" style:justify-single-word="false"/>
      <style:text-properties fo:color="#000000" fo:language="fr" fo:country="FR"/>
    </style:style>
    <style:style style:name="P42" style:family="paragraph" style:parent-style-name="Standard">
      <style:paragraph-properties fo:text-align="start" style:justify-single-word="false"/>
      <style:text-properties fo:color="#000000" fo:language="fr" fo:country="FR" fo:background-color="transparent"/>
    </style:style>
    <style:style style:name="P43" style:family="paragraph" style:parent-style-name="Standard">
      <style:paragraph-properties fo:text-align="start" style:justify-single-word="false"/>
      <style:text-properties fo:color="#000000" fo:language="fr" fo:country="FR" officeooo:paragraph-rsid="00295eec" fo:background-color="transparent"/>
    </style:style>
    <style:style style:name="P44" style:family="paragraph" style:parent-style-name="Standard">
      <style:paragraph-properties fo:text-align="start" style:justify-single-word="false"/>
      <style:text-properties fo:color="#000000" fo:language="fr" fo:country="FR" officeooo:rsid="00295eec" officeooo:paragraph-rsid="00295eec" fo:background-color="transparent"/>
    </style:style>
    <style:style style:name="P45" style:family="paragraph" style:parent-style-name="Standard">
      <style:paragraph-properties fo:text-align="start" style:justify-single-word="false"/>
      <style:text-properties fo:color="#000000" fo:language="fr" fo:country="FR" officeooo:rsid="002ad081" officeooo:paragraph-rsid="002ad081" fo:background-color="transparent"/>
    </style:style>
    <style:style style:name="P46" style:family="paragraph" style:parent-style-name="Standard">
      <style:paragraph-properties fo:text-align="start" style:justify-single-word="false"/>
      <style:text-properties fo:color="#000000" fo:language="fr" fo:country="FR" officeooo:rsid="002c439c" officeooo:paragraph-rsid="002c439c" fo:background-color="transparent"/>
    </style:style>
    <style:style style:name="P47" style:family="paragraph" style:parent-style-name="Standard">
      <style:paragraph-properties fo:text-align="start" style:justify-single-word="false"/>
      <style:text-properties fo:color="#000000" fo:language="fr" fo:country="FR" officeooo:rsid="002dd341" officeooo:paragraph-rsid="002dd341" fo:background-color="transparent"/>
    </style:style>
    <style:style style:name="P48" style:family="paragraph" style:parent-style-name="Standard">
      <style:paragraph-properties fo:text-align="start" style:justify-single-word="false"/>
      <style:text-properties fo:color="#000000" fo:language="fr" fo:country="FR" officeooo:rsid="002e0c90" officeooo:paragraph-rsid="002e0c90" fo:background-color="transparent"/>
    </style:style>
    <style:style style:name="P49" style:family="paragraph" style:parent-style-name="Standard">
      <style:paragraph-properties fo:text-align="start" style:justify-single-word="false"/>
      <style:text-properties fo:color="#000000" fo:language="fr" fo:country="FR" officeooo:rsid="00321edc" officeooo:paragraph-rsid="00321edc" fo:background-color="transparent"/>
    </style:style>
    <style:style style:name="P50" style:family="paragraph" style:parent-style-name="Standard">
      <style:paragraph-properties fo:text-align="start" style:justify-single-word="false"/>
      <style:text-properties fo:color="#000000" fo:language="fr" fo:country="FR" officeooo:rsid="0033264b" officeooo:paragraph-rsid="0033264b" fo:background-color="transparent"/>
    </style:style>
    <style:style style:name="P51" style:family="paragraph" style:parent-style-name="Standard">
      <style:paragraph-properties fo:text-align="start" style:justify-single-word="false"/>
      <style:text-properties fo:color="#000000" fo:language="fr" fo:country="FR" officeooo:rsid="00356aee" officeooo:paragraph-rsid="0033264b" fo:background-color="transparent"/>
    </style:style>
    <style:style style:name="P52" style:family="paragraph" style:parent-style-name="Standard">
      <style:paragraph-properties fo:text-align="start" style:justify-single-word="false"/>
      <style:text-properties fo:color="#000000" fo:language="fr" fo:country="FR" officeooo:rsid="00372ecc" officeooo:paragraph-rsid="00372ecc" fo:background-color="transparent"/>
    </style:style>
    <style:style style:name="P53" style:family="paragraph" style:parent-style-name="Standard">
      <style:paragraph-properties fo:text-align="start" style:justify-single-word="false"/>
      <style:text-properties fo:color="#000000"/>
    </style:style>
    <style:style style:name="P54" style:family="paragraph" style:parent-style-name="Standard">
      <style:paragraph-properties fo:text-align="start" style:justify-single-word="false"/>
      <style:text-properties fo:color="#000000" fo:background-color="transparent"/>
    </style:style>
    <style:style style:name="P55" style:family="paragraph" style:parent-style-name="Standard">
      <style:text-properties fo:color="#0000cc" fo:language="fr" fo:country="FR"/>
    </style:style>
    <style:style style:name="P56" style:family="paragraph" style:parent-style-name="Standard">
      <style:text-properties style:font-name="Liberation Serif" fo:font-size="12pt" style:font-size-asian="12pt" style:font-size-complex="12pt"/>
    </style:style>
    <style:style style:name="P57"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58" style:family="paragraph" style:parent-style-name="Text_20_body">
      <style:text-properties officeooo:paragraph-rsid="0008e55b"/>
    </style:style>
    <style:style style:name="P59" style:family="paragraph" style:parent-style-name="List_20_Contents">
      <style:paragraph-properties fo:margin-left="0cm" fo:margin-right="0cm" fo:text-indent="0cm" style:auto-text-indent="false"/>
    </style:style>
    <style:style style:name="P60" style:family="paragraph" style:parent-style-name="List_20_Contents">
      <style:text-properties fo:color="#0000ff"/>
    </style:style>
    <style:style style:name="P61" style:family="paragraph" style:parent-style-name="Preformatted_20_Text">
      <style:text-properties fo:color="#0000ff" style:font-name="Calibri" fo:font-size="12pt" style:font-size-asian="12pt" style:font-size-complex="12pt"/>
    </style:style>
    <style:style style:name="P62" style:family="paragraph" style:parent-style-name="Preformatted_20_Text">
      <style:text-properties style:font-name="Liberation Serif" fo:font-size="12pt" style:font-size-asian="12pt" style:font-size-complex="12pt"/>
    </style:style>
    <style:style style:name="P63" style:family="paragraph" style:parent-style-name="Standard" style:list-style-name="L1"/>
    <style:style style:name="P64" style:family="paragraph" style:parent-style-name="Standard" style:list-style-name="L1">
      <style:text-properties officeooo:paragraph-rsid="00231bc0"/>
    </style:style>
    <style:style style:name="P65" style:family="paragraph" style:parent-style-name="Standard" style:list-style-name="L1">
      <style:text-properties officeooo:paragraph-rsid="00245c20"/>
    </style:style>
    <style:style style:name="P66" style:family="paragraph" style:parent-style-name="Standard" style:list-style-name="L1">
      <style:text-properties fo:language="fr" fo:country="FR"/>
    </style:style>
    <style:style style:name="P67" style:family="paragraph" style:parent-style-name="Standard" style:list-style-name="L1">
      <style:text-properties fo:language="fr" fo:country="FR" officeooo:paragraph-rsid="000c0670"/>
    </style:style>
    <style:style style:name="P68" style:family="paragraph" style:parent-style-name="Standard" style:list-style-name="L1">
      <style:text-properties fo:language="fr" fo:country="FR" officeooo:rsid="000e97bb" officeooo:paragraph-rsid="0010823d"/>
    </style:style>
    <style:style style:name="P69" style:family="paragraph" style:parent-style-name="Standard" style:list-style-name="L1">
      <style:text-properties fo:language="fr" fo:country="FR" officeooo:rsid="0012fa68" officeooo:paragraph-rsid="00134090"/>
    </style:style>
    <style:style style:name="P70" style:family="paragraph" style:parent-style-name="Standard" style:list-style-name="L1">
      <style:text-properties fo:language="fr" fo:country="FR" officeooo:rsid="0012fa68" officeooo:paragraph-rsid="0014b3cd"/>
    </style:style>
    <style:style style:name="P71" style:family="paragraph" style:parent-style-name="Standard" style:list-style-name="L1">
      <style:text-properties fo:language="fr" fo:country="FR" officeooo:rsid="0017f3de" officeooo:paragraph-rsid="0017f3de"/>
    </style:style>
    <style:style style:name="P72" style:family="paragraph" style:parent-style-name="Standard" style:list-style-name="L1">
      <style:text-properties fo:language="fr" fo:country="FR" officeooo:rsid="0017177f" officeooo:paragraph-rsid="0017f3de"/>
    </style:style>
    <style:style style:name="P73" style:family="paragraph" style:parent-style-name="Standard" style:list-style-name="L1">
      <style:text-properties fo:language="fr" fo:country="FR" officeooo:rsid="001a524a" officeooo:paragraph-rsid="001a524a"/>
    </style:style>
    <style:style style:name="P74" style:family="paragraph" style:parent-style-name="Standard" style:list-style-name="L1">
      <style:text-properties fo:language="fr" fo:country="FR" officeooo:rsid="001c12d4" officeooo:paragraph-rsid="001c12d4"/>
    </style:style>
    <style:style style:name="P75" style:family="paragraph" style:parent-style-name="Standard" style:list-style-name="L1">
      <style:text-properties fo:language="fr" fo:country="FR" officeooo:rsid="001cf62b" officeooo:paragraph-rsid="001cf62b"/>
    </style:style>
    <style:style style:name="P76" style:family="paragraph" style:parent-style-name="Standard" style:list-style-name="L1">
      <style:text-properties fo:language="fr" fo:country="FR" officeooo:rsid="001cf62b" officeooo:paragraph-rsid="00204b03"/>
    </style:style>
    <style:style style:name="P77" style:family="paragraph" style:parent-style-name="Standard" style:list-style-name="L1">
      <style:text-properties fo:language="fr" fo:country="FR" officeooo:rsid="001cf62b" officeooo:paragraph-rsid="002245c2"/>
    </style:style>
    <style:style style:name="P78" style:family="paragraph" style:parent-style-name="Standard">
      <style:text-properties fo:language="fr" fo:country="FR" officeooo:rsid="0041fbe6" officeooo:paragraph-rsid="0041fbe6"/>
    </style:style>
    <style:style style:name="P79" style:family="paragraph" style:parent-style-name="Standard" style:list-style-name="L1">
      <style:paragraph-properties fo:text-align="start" style:justify-single-word="false"/>
      <style:text-properties officeooo:paragraph-rsid="0008e55b"/>
    </style:style>
    <style:style style:name="P80" style:family="paragraph" style:parent-style-name="Standard" style:list-style-name="L1">
      <style:text-properties fo:color="#0000ff" fo:language="fr" fo:country="FR"/>
    </style:style>
    <style:style style:name="P81" style:family="paragraph" style:parent-style-name="Standard" style:list-style-name="L1">
      <style:paragraph-properties fo:text-align="start" style:justify-single-word="false"/>
      <style:text-properties fo:color="#0000ff" fo:language="fr" fo:country="FR" fo:background-color="transparent"/>
    </style:style>
    <style:style style:name="P82" style:family="paragraph" style:parent-style-name="Standard" style:list-style-name="L1">
      <style:text-properties fo:color="#0000ff"/>
    </style:style>
    <style:style style:name="P83" style:family="paragraph" style:parent-style-name="Standard" style:list-style-name="L1">
      <style:paragraph-properties fo:text-align="start" style:justify-single-word="false"/>
      <style:text-properties fo:color="#0000ff"/>
    </style:style>
    <style:style style:name="P84" style:family="paragraph" style:parent-style-name="Standard" style:list-style-name="L1">
      <style:paragraph-properties fo:text-align="start" style:justify-single-word="false"/>
      <style:text-properties fo:color="#000000" fo:language="fr" fo:country="FR" fo:background-color="transparent"/>
    </style:style>
    <style:style style:name="P85" style:family="paragraph" style:parent-style-name="Standard">
      <style:paragraph-properties fo:text-align="start" style:justify-single-word="false"/>
      <style:text-properties fo:color="#000000" fo:language="fr" fo:country="FR" officeooo:rsid="0037cc27" officeooo:paragraph-rsid="0037cc27" fo:background-color="transparent"/>
    </style:style>
    <style:style style:name="P86" style:family="paragraph" style:parent-style-name="Standard">
      <style:paragraph-properties fo:text-align="start" style:justify-single-word="false"/>
      <style:text-properties fo:color="#000000" fo:language="fr" fo:country="FR" officeooo:rsid="0041fbe6" officeooo:paragraph-rsid="0041fbe6" fo:background-color="transparent"/>
    </style:style>
    <style:style style:name="P87" style:family="paragraph" style:parent-style-name="Standard">
      <style:paragraph-properties fo:text-align="start" style:justify-single-word="false"/>
      <style:text-properties fo:color="#000000" fo:language="fr" fo:country="FR" officeooo:rsid="0044f031" officeooo:paragraph-rsid="0044f031" fo:background-color="transparent"/>
    </style:style>
    <style:style style:name="P88" style:family="paragraph" style:parent-style-name="Standard" style:list-style-name="L1">
      <style:paragraph-properties fo:margin-top="0cm" fo:margin-bottom="0cm" loext:contextual-spacing="false"/>
    </style:style>
    <style:style style:name="P89" style:family="paragraph" style:parent-style-name="Text_20_body" style:list-style-name="L1">
      <style:text-properties fo:color="#0000ff"/>
    </style:style>
    <style:style style:name="T1" style:family="text">
      <style:text-properties fo:color="#0000ff"/>
    </style:style>
    <style:style style:name="T2" style:family="text">
      <style:text-properties fo:color="#0000ff" fo:language="fr" fo:country="FR"/>
    </style:style>
    <style:style style:name="T3" style:family="text">
      <style:text-properties fo:color="#0000ff" style:font-name="Liberation Serif" fo:font-size="12pt" style:font-size-asian="12pt" style:font-size-complex="12pt"/>
    </style:style>
    <style:style style:name="T4" style:family="text">
      <style:text-properties fo:color="#0000ff" style:font-name="Calibri" fo:font-size="12pt" style:font-size-asian="12pt" style:font-size-complex="12pt"/>
    </style:style>
    <style:style style:name="T5" style:family="text">
      <style:text-properties fo:color="#0000ff" officeooo:rsid="000e97bb"/>
    </style:style>
    <style:style style:name="T6" style:family="text">
      <style:text-properties fo:color="#0000ff" officeooo:rsid="0014b3cd"/>
    </style:style>
    <style:style style:name="T7" style:family="text">
      <style:text-properties fo:color="#0000ff" officeooo:rsid="00231bc0"/>
    </style:style>
    <style:style style:name="T8" style:family="text">
      <style:text-properties fo:color="#0000ff" officeooo:rsid="00245c20"/>
    </style:style>
    <style:style style:name="T9" style:family="text">
      <style:text-properties fo:color="#0000ff" officeooo:rsid="00260436"/>
    </style:style>
    <style:style style:name="T10" style:family="text">
      <style:text-properties fo:color="#0000ff" officeooo:rsid="003dd42a"/>
    </style:style>
    <style:style style:name="T11" style:family="text">
      <style:text-properties fo:language="fr" fo:country="FR"/>
    </style:style>
    <style:style style:name="T12" style:family="text">
      <style:text-properties fo:language="fr" fo:country="FR" officeooo:rsid="00081e26"/>
    </style:style>
    <style:style style:name="T13" style:family="text">
      <style:text-properties fo:language="fr" fo:country="FR" officeooo:rsid="0017177f"/>
    </style:style>
    <style:style style:name="T14" style:family="text">
      <style:text-properties fo:language="fr" fo:country="FR" officeooo:rsid="0017f3de"/>
    </style:style>
    <style:style style:name="T15" style:family="text">
      <style:text-properties fo:language="fr" fo:country="FR" officeooo:rsid="0018e94b"/>
    </style:style>
    <style:style style:name="T16" style:family="text">
      <style:text-properties style:font-name="Liberation Serif" fo:font-size="12pt" style:font-size-asian="12pt" style:font-size-complex="12pt"/>
    </style:style>
    <style:style style:name="T17" style:family="text">
      <style:text-properties fo:color="#00cc00"/>
    </style:style>
    <style:style style:name="T18" style:family="text">
      <style:text-properties fo:color="#000000"/>
    </style:style>
    <style:style style:name="T19" style:family="text">
      <style:text-properties fo:color="#000000" fo:font-weight="normal" style:font-weight-asian="normal" style:font-weight-complex="normal"/>
    </style:style>
    <style:style style:name="T20" style:family="text">
      <style:text-properties fo:color="#000000" style:font-name="Calibri" fo:font-size="12pt" style:font-size-asian="12pt" style:font-size-complex="12pt"/>
    </style:style>
    <style:style style:name="T21" style:family="text">
      <style:text-properties fo:color="#000000" officeooo:rsid="00231bc0"/>
    </style:style>
    <style:style style:name="T22" style:family="text">
      <style:text-properties fo:color="#000000" officeooo:rsid="00245c20"/>
    </style:style>
    <style:style style:name="T23" style:family="text">
      <style:text-properties fo:color="#000000" officeooo:rsid="00260436"/>
    </style:style>
    <style:style style:name="T24" style:family="text">
      <style:text-properties fo:color="#0000cc" style:font-name="Calibri" fo:font-size="12pt" style:font-size-asian="12pt" style:font-size-complex="12pt"/>
    </style:style>
    <style:style style:name="T25" style:family="text">
      <style:text-properties fo:font-weight="normal" style:font-weight-asian="normal" style:font-weight-complex="normal"/>
    </style:style>
    <style:style style:name="T26" style:family="text">
      <style:text-properties officeooo:rsid="00062dd7"/>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officeooo:rsid="000986a6"/>
    </style:style>
    <style:style style:name="T30" style:family="text">
      <style:text-properties fo:color="#21409a"/>
    </style:style>
    <style:style style:name="T31" style:family="text">
      <style:text-properties fo:color="#21409a" officeooo:rsid="000986a6"/>
    </style:style>
    <style:style style:name="T32" style:family="text">
      <style:text-properties fo:color="#21409a" officeooo:rsid="000a1010"/>
    </style:style>
    <style:style style:name="T33" style:family="text">
      <style:text-properties fo:color="#21409a" officeooo:rsid="0010823d"/>
    </style:style>
    <style:style style:name="T34" style:family="text">
      <style:text-properties fo:color="#21409a" officeooo:rsid="00134090"/>
    </style:style>
    <style:style style:name="T35" style:family="text">
      <style:text-properties fo:color="#21409a" officeooo:rsid="0014b3cd"/>
    </style:style>
    <style:style style:name="T36" style:family="text">
      <style:text-properties fo:color="#21409a" fo:language="fr" fo:country="FR" officeooo:rsid="0017177f"/>
    </style:style>
    <style:style style:name="T37" style:family="text">
      <style:text-properties fo:color="#21409a" officeooo:rsid="000c0670"/>
    </style:style>
    <style:style style:name="T38" style:family="text">
      <style:text-properties officeooo:rsid="000a1010"/>
    </style:style>
    <style:style style:name="T39" style:family="text">
      <style:text-properties officeooo:rsid="0010823d"/>
    </style:style>
    <style:style style:name="T40" style:family="text">
      <style:text-properties officeooo:rsid="0011b164"/>
    </style:style>
    <style:style style:name="T41" style:family="text">
      <style:text-properties officeooo:rsid="00134090"/>
    </style:style>
    <style:style style:name="T42" style:family="text">
      <style:text-properties officeooo:rsid="0014b3cd"/>
    </style:style>
    <style:style style:name="T43" style:family="text">
      <style:text-properties officeooo:rsid="0017f3de"/>
    </style:style>
    <style:style style:name="T44" style:family="text">
      <style:text-properties officeooo:rsid="001e7458"/>
    </style:style>
    <style:style style:name="T45" style:family="text">
      <style:text-properties officeooo:rsid="00204b03"/>
    </style:style>
    <style:style style:name="T46" style:family="text">
      <style:text-properties officeooo:rsid="002245c2"/>
    </style:style>
    <style:style style:name="T47" style:family="text">
      <style:text-properties officeooo:rsid="00231bc0"/>
    </style:style>
    <style:style style:name="T48" style:family="text">
      <style:text-properties officeooo:rsid="00260436"/>
    </style:style>
    <style:style style:name="T49" style:family="text">
      <style:text-properties officeooo:rsid="000c0670"/>
    </style:style>
    <style:style style:name="T50" style:family="text">
      <style:text-properties officeooo:rsid="002ad081"/>
    </style:style>
    <style:style style:name="T51" style:family="text">
      <style:text-properties officeooo:rsid="002dd341"/>
    </style:style>
    <style:style style:name="T52" style:family="text">
      <style:text-properties officeooo:rsid="002fe51d"/>
    </style:style>
    <style:style style:name="T53" style:family="text">
      <style:text-properties officeooo:rsid="003b623e"/>
    </style:style>
    <style:style style:name="T54" style:family="text">
      <style:text-properties officeooo:rsid="003ccafb"/>
    </style:style>
    <style:style style:name="T55" style:family="text">
      <style:text-properties officeooo:rsid="003dd42a"/>
    </style:style>
    <style:style style:name="T56" style:family="text">
      <style:text-properties style:text-position="super 58%"/>
    </style:style>
    <style:style style:name="T57" style:family="text">
      <style:text-properties style:text-position="0% 100%"/>
    </style:style>
    <style:style style:name="T58" style:family="text">
      <style:text-properties officeooo:rsid="00450020"/>
    </style:style>
    <style:style style:name="T59" style:family="text">
      <style:text-properties officeooo:rsid="0045814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andes Bash</text:p>
      <text:p text:style-name="P2"/>
      <text:list xml:id="list2209724948" text:style-name="L1">
        <text:list-item>
          <text:p text:style-name="P63"><text:span text:style-name="T1">date</text:span> : renvoi<text:span text:style-name="T26">e</text:span> la date <text:span text:style-name="T26">et l’heure</text:span></text:p>
        </text:list-item>
      </text:list>
      <text:p text:style-name="Standard"/>
      <text:list xml:id="list221719912658316" text:continue-numbering="true" text:style-name="L1">
        <text:list-item>
          <text:p text:style-name="P63"><text:span text:style-name="T1">history</text:span> : renvoi l'historique des commandes</text:p>
        </text:list-item>
      </text:list>
      <text:p text:style-name="Standard"/>
      <text:list xml:id="list221721456873276" text:continue-numbering="true" text:style-name="L1">
        <text:list-item>
          <text:p text:style-name="P63"><text:span text:style-name="T1">whoami</text:span> : renvoi le nom d'utilisateur qui est connecté</text:p>
        </text:list-item>
      </text:list>
      <text:p text:style-name="Standard"/>
      <text:list xml:id="list221721057378805" text:continue-numbering="true" text:style-name="L1">
        <text:list-item>
          <text:p text:style-name="P63"><text:span text:style-name="T1">id user</text:span> : renvoi des informations de groupes et d’utilisateurs</text:p>
        </text:list-item>
      </text:list>
      <text:p text:style-name="Standard"/>
      <text:list xml:id="list221720396484018" text:continue-numbering="true" text:style-name="L1">
        <text:list-item>
          <text:p text:style-name="P63"><text:span text:style-name="T1">uname</text:span> : renvoi l’identité du système</text:p>
        </text:list-item>
      </text:list>
      <text:p text:style-name="Standard"/>
      <text:list xml:id="list221719532697857" text:continue-numbering="true" text:style-name="L1">
        <text:list-item>
          <text:p text:style-name="P63"><text:span text:style-name="T1">printenv HOME</text:span> : <text:s/>affiche la valeur de la variable d'environnement HOME</text:p>
        </text:list-item>
      </text:list>
      <text:p text:style-name="Standard"/>
      <text:list xml:id="list221719857828009" text:continue-numbering="true" text:style-name="L1">
        <text:list-item>
          <text:p text:style-name="P63"><text:span text:style-name="T1">pwd</text:span> :<text:span text:style-name="T11"> </text:span><text:span text:style-name="T12">(Print Working Directory) </text:span><text:span text:style-name="T11">affiche le nom du répertoire courant. </text:span></text:p>
        </text:list-item>
      </text:list>
      <text:p text:style-name="P3"/>
      <text:list xml:id="list221721199784250" text:continue-numbering="true" text:style-name="L1">
        <text:list-item>
          <text:p text:style-name="P66"><text:span text:style-name="T1">ls [-option] [chemin] </text:span>: liste le contenu d'un répertoire (par ordre alphabétique par défaut)</text:p>
        </text:list-item>
      </text:list>
      <text:p text:style-name="P3"><text:span text:style-name="T1">-a </text:span>: affiche également les fichiers cachés</text:p>
      <text:p text:style-name="P3"><text:span text:style-name="T30">-</text:span><text:span text:style-name="T31">F</text:span><text:span text:style-name="T29"> : affiche les dossiers avec un « / » a la fin et les raccourcis avec un « @ » a la fin</text:span></text:p>
      <text:p text:style-name="P3"><text:span text:style-name="T1">-d </text:span>: n'affiche pas le contenu des sous-répertoires</text:p>
      <text:p text:style-name="P3"><text:span text:style-name="T30">-</text:span><text:span text:style-name="T32">h</text:span><text:span text:style-name="T38"> : affiche les tailles d’une manière plus lisible pour l’humain</text:span></text:p>
      <text:p text:style-name="P3"><text:span text:style-name="T1">-t </text:span>: trie par date de dernière modification</text:p>
      <text:p text:style-name="P3"><text:span text:style-name="T1">-l </text:span>: affiche sous forme de liste détaillée</text:p>
      <text:p text:style-name="P3"><text:span text:style-name="T1">-r </text:span>: inverse l'ordre d'affichage</text:p>
      <text:p text:style-name="P3">-<text:span text:style-name="T48">i : affiche l’inode de chaque fichiers</text:span></text:p>
      <text:p text:style-name="P3"/>
      <text:list xml:id="list221720057519215" text:continue-numbering="true" text:style-name="L1">
        <text:list-item>
          <text:p text:style-name="P67"><text:span text:style-name="T37">cd chemin </text:span><text:span text:style-name="T49">: (Change directory) Accède au chemin. « . » est le dossier actuel. « .. » est le dossier parent. « ~ » est le dossier personnel.</text:span></text:p>
        </text:list-item>
      </text:list>
      <text:p text:style-name="P12"/>
      <text:list xml:id="list221720399051480" text:continue-numbering="true" text:style-name="L1">
        <text:list-item>
          <text:p text:style-name="P68"><text:span text:style-name="T30">du</text:span> <text:span text:style-name="T1"><text:s/>[-option]</text:span> : (Disk Usage) Renvoie la taille des <text:span text:style-name="T39">dossiers</text:span> du <text:span text:style-name="T39">répertoire</text:span> courant.</text:p>
        </text:list-item>
      </text:list>
      <text:p text:style-name="P13"><text:span text:style-name="T30">-</text:span><text:span text:style-name="T32">h</text:span><text:span text:style-name="T38"> : affiche les tailles d’une manière plus lisible pour l’humain</text:span></text:p>
      <text:p text:style-name="P13"><text:span text:style-name="T30">-</text:span><text:span text:style-name="T33">a</text:span><text:span text:style-name="T39"> : affiche également la taille des fichiers</text:span></text:p>
      <text:p text:style-name="P13">-<text:span text:style-name="T40">s : affiche uniquement la taille du répertoire courant</text:span></text:p>
      <text:p text:style-name="P13"/>
      <text:list xml:id="list221720887648139" text:continue-numbering="true" text:style-name="L1">
        <text:list-item>
          <text:p text:style-name="P69"><text:span text:style-name="T30">cat </text:span><text:span text:style-name="T5">[-option] </text:span><text:span text:style-name="T6">fichier</text:span><text:span text:style-name="T30"> </text:span>: <text:span text:style-name="T41">affiche</text:span> un fichier sur la sortie standard</text:p>
        </text:list-item>
      </text:list>
      <text:p text:style-name="P14"><text:span text:style-name="T30">-</text:span><text:span text:style-name="T34">n</text:span><text:span text:style-name="T41"> : affiche les numéros de lignes</text:span></text:p>
      <text:p text:style-name="P14"/>
      <text:list xml:id="list221720719659219" text:continue-numbering="true" text:style-name="L1">
        <text:list-item>
          <text:p text:style-name="P70"><text:span text:style-name="T35">less</text:span><text:span text:style-name="T5"> </text:span><text:span text:style-name="T6">fichier</text:span><text:span text:style-name="T30"> </text:span>: <text:span text:style-name="T41">affiche</text:span> un fichier sur la sortie standard <text:span text:style-name="T42">page par page ou ligne par ligne</text:span></text:p>
        </text:list-item>
      </text:list>
      <text:p text:style-name="P15"><text:span text:style-name="T30">SPACE </text:span>: avancer d’une page</text:p>
      <text:p text:style-name="P15"><text:span text:style-name="T30">ENTER</text:span> avancer d’une ligne</text:p>
      <text:p text:style-name="P15"><text:span text:style-name="T30">d </text:span>: avance d’une demi page</text:p>
      <text:p text:style-name="P15"><text:span text:style-name="T30">y </text:span>: reculer d’une ligne</text:p>
      <text:p text:style-name="P15"><text:span text:style-name="T30">u </text:span>: reculer d’une page</text:p>
      <text:p text:style-name="P15"><text:span text:style-name="T30">q </text:span>: arrêter la lecture</text:p>
      <text:p text:style-name="P15"><text:span text:style-name="T30">=</text:span> : indiaue le pourcentage de lecture et le nombre de byte lus</text:p>
      <text:p text:style-name="P16"><text:span text:style-name="T30">h </text:span>: affiche l’aide</text:p>
      <text:p text:style-name="P16"><text:span text:style-name="T30">/search </text:span>: rechercher search</text:p>
      <text:p text:style-name="P16"><text:span text:style-name="T30">n </text:span>: prochaine occurrence </text:p>
      <text:p text:style-name="P29"><text:span text:style-name="T36">N</text:span><text:span text:style-name="T13"> précédente occurrence</text:span></text:p>
      <text:p text:style-name="P17"/>
      <text:list xml:id="list221720214303093" text:continue-numbering="true" text:style-name="L1">
        <text:list-item>
          <text:p text:style-name="P71">head [-option] file : Affiche les premières lignes du fichier file</text:p>
        </text:list-item>
      </text:list>
      <text:p text:style-name="P18">-n x: affiche les x premières lignes</text:p>
      <text:p text:style-name="P17"><text:soft-page-break/></text:p>
      <text:p text:style-name="P17">------------------------------------------------------------------------------------------------------------------------</text:p>
      <text:p text:style-name="P17"/>
      <text:list xml:id="list221720643981901" text:continue-numbering="true" text:style-name="L1">
        <text:list-item>
          <text:p text:style-name="P72">t<text:span text:style-name="T43">ail [-option] file : Affiche les dernières lignes du fichier file</text:span></text:p>
        </text:list-item>
      </text:list>
      <text:p text:style-name="P18">-n x: affiche les x dernière lignes</text:p>
      <text:p text:style-name="P30"><text:span text:style-name="T14">-</text:span><text:span text:style-name="T15">f : (follow) suivre la fin d’un fichier au fur et a mesure de son evolution</text:span></text:p>
      <text:p text:style-name="P19"/>
      <text:p text:style-name="P19">------------------------------------------------------------------------------------------------------------------------</text:p>
      <text:p text:style-name="P19"/>
      <text:list xml:id="list221719465266354" text:continue-numbering="true" text:style-name="L1">
        <text:list-item>
          <text:p text:style-name="P73">touch file : Change la date de dernière modification du fichier file. Si le fichier n’existe pas celui ci est crée.</text:p>
        </text:list-item>
      </text:list>
      <text:p text:style-name="P19"/>
      <text:p text:style-name="P19">------------------------------------------------------------------------------------------------------------------------</text:p>
      <text:p text:style-name="P19"/>
      <text:list xml:id="list221720589917618" text:continue-numbering="true" text:style-name="L1">
        <text:list-item>
          <text:p text:style-name="P74">mkdir [-option] repository : Cree le dossier repository.</text:p>
        </text:list-item>
      </text:list>
      <text:p text:style-name="P4">-p : crée tout les dossiers intermédiaires si repository est un chemin</text:p>
      <text:p text:style-name="P8"/>
      <text:p text:style-name="P8">------------------------------------------------------------------------------------------------------------------------</text:p>
      <text:p text:style-name="P8"/>
      <text:list xml:id="list221720108755961" text:continue-numbering="true" text:style-name="L1">
        <text:list-item>
          <text:p text:style-name="P75">cp <text:span text:style-name="T44">[-option] </text:span>file <text:span text:style-name="T44">path/</text:span>copy : <text:span text:style-name="T45">(Copy)</text:span> Copie un fichier en copy <text:span text:style-name="T44">dans path</text:span></text:p>
        </text:list-item>
      </text:list>
      <text:p text:style-name="P5">-<text:span text:style-name="T44">R, -r : copie un dossier et son contenu</text:span></text:p>
      <text:p text:style-name="P8"/>
      <text:p text:style-name="P8">------------------------------------------------------------------------------------------------------------------------</text:p>
      <text:p text:style-name="P8"/>
      <text:list xml:id="list221721262665749" text:continue-numbering="true" text:style-name="L1">
        <text:list-item>
          <text:p text:style-name="P76">mv <text:s/><text:span text:style-name="T44">[-option] </text:span>file <text:span text:style-name="T44">path/name</text:span>: <text:span text:style-name="T45">(Move) Déplace</text:span> un fichier en <text:span text:style-name="T45">name</text:span> <text:span text:style-name="T44">dans path</text:span></text:p>
        </text:list-item>
      </text:list>
      <text:p text:style-name="P9"/>
      <text:p text:style-name="P9">------------------------------------------------------------------------------------------------------------------------</text:p>
      <text:p text:style-name="P9"/>
      <text:list xml:id="list221721483938396" text:continue-numbering="true" text:style-name="L1">
        <text:list-item>
          <text:p text:style-name="P77"><text:span text:style-name="T46">rm</text:span> <text:span text:style-name="T44">[-option] </text:span>file : <text:span text:style-name="T45">(Remove)</text:span> <text:span text:style-name="T47">Supprime</text:span> <text:span text:style-name="T47">le fichier file</text:span></text:p>
        </text:list-item>
      </text:list>
      <text:p text:style-name="P6">-<text:span text:style-name="T47">i : (interaction) demande une confirmation</text:span></text:p>
      <text:p text:style-name="P6">-<text:span text:style-name="T47">f : (force) force la suppression</text:span></text:p>
      <text:p text:style-name="P6">-<text:span text:style-name="T47">v: (verbose) affiche le log</text:span></text:p>
      <text:p text:style-name="P7">-<text:span text:style-name="T47">r : supprimer un dossier et son contenu</text:span></text:p>
      <text:p text:style-name="P10"/>
      <text:p text:style-name="P10">------------------------------------------------------------------------------------------------------------------------</text:p>
      <text:p text:style-name="P10"/>
      <text:list xml:id="list221719541092853" text:continue-numbering="true" text:style-name="L1">
        <text:list-item>
          <text:p text:style-name="P64"><text:span text:style-name="T7">rmdir</text:span><text:span text:style-name="T18"> </text:span><text:span text:style-name="T21">dossier </text:span><text:span text:style-name="T18">: </text:span><text:span text:style-name="T21">Supprime le dossier dossier (vide)</text:span>. </text:p>
        </text:list-item>
      </text:list>
      <text:p text:style-name="P24"/>
      <text:p text:style-name="P8">------------------------------------------------------------------------------------------------------------------------</text:p>
      <text:p text:style-name="P8"/>
      <text:list xml:id="list221719761553907" text:continue-numbering="true" text:style-name="L1">
        <text:list-item>
          <text:p text:style-name="P65"><text:span text:style-name="T8">ln </text:span><text:span text:style-name="T9">[-option]</text:span><text:span text:style-name="T18"> </text:span><text:span text:style-name="T22">file1 file2</text:span><text:span text:style-name="T21"> </text:span><text:span text:style-name="T18">: </text:span><text:span text:style-name="T22">Crée fichier2 qui est un lien physique vers fichier1</text:span></text:p>
        </text:list-item>
      </text:list>
      <text:p text:style-name="P28"><text:span text:style-name="T22">-</text:span><text:span text:style-name="T23">s : crée un lien symbolique</text:span></text:p>
      <text:p text:style-name="P25"/>
      <text:p text:style-name="P11">------------------------------------------------------------------------------------------------------------------------</text:p>
      <text:p text:style-name="P11"/>
      <text:list xml:id="list221720215021376" text:continue-numbering="true" text:style-name="L1">
        <text:list-item>
          <text:p text:style-name="P65"><text:span text:style-name="T1">whereis</text:span><text:span text:style-name="T18"> : </text:span>localise les fichiers binaires, sources et de manuel d'une commande. </text:p>
        </text:list-item>
      </text:list>
      <text:p text:style-name="P23"/>
      <text:p text:style-name="P26">------------------------------------------------------------------------------------------------------------------------</text:p>
      <text:p text:style-name="P23"/>
      <text:list xml:id="list221719740146613" text:continue-numbering="true" text:style-name="L1">
        <text:list-item>
          <text:p text:style-name="P79"><text:span text:style-name="T1">which</text:span> : affiche le chemin complet du fichier passé en paramètre en recherchant celui-ci de la même manière que si la commande avait été utilisée dans un interpréteur de commande. <text:span text:style-name="T27">which</text:span> cherche le fichier dans la liste des répertoires contenu dans la variable <text:soft-page-break/>d'environnement PATH</text:p>
        </text:list-item>
      </text:list>
      <text:p text:style-name="P23"/>
      <text:p text:style-name="P26">------------------------------------------------------------------------------------------------------------------------</text:p>
      <text:p text:style-name="P23"/>
      <text:list xml:id="list221721393109468" text:continue-numbering="true" text:style-name="L1">
        <text:list-item>
          <text:p text:style-name="P79"><text:span text:style-name="T1">find</text:span> : cherche des fichiers dans un ou plusieurs répertoires selon des critères définis par l'utilisateur. </text:p>
        </text:list-item>
      </text:list>
      <text:p text:style-name="P58">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58"/>
      <text:p text:style-name="P31">------------------------------------------------------------------------------------------------------------------------</text:p>
      <text:p text:style-name="P32"/>
      <text:list xml:id="list221719627986832" text:continue-numbering="true" text:style-name="L1">
        <text:list-item>
          <text:p text:style-name="P79"><text:span text:style-name="T1">locate</text:span><text:span text:style-name="T18"> : permet de localiser un fichier. </text:span>À la différence des autres méthodes de recherche, <text:span text:style-name="T27">locate</text:span> ne cherche pas dans l'arborescence des répertoires les fichiers demandés mais dans une base de donnée mise régulièrement à jour (au moyen de la commande <text:span text:style-name="T27">updatedb</text:span>, que l'on automatise, si ce n'est pas déjà le cas, au moyen de <text:span text:style-name="T28">cron</text:span>). Cette base de données contient les références vers les fichiers contenus dans les répertoires du système. </text:p>
        </text:list-item>
      </text:list>
      <text:p text:style-name="P58">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3"/>
      <text:p text:style-name="P3">------------------------------------------------------------------------------------------------------------------------</text:p>
      <text:p text:style-name="P3"/>
      <text:list xml:id="list221720150330686" text:continue-numbering="true" text:style-name="L1">
        <text:list-item>
          <text:p text:style-name="P63"><text:span text:style-name="T1">useradd [options] user1</text:span>: crée un nouvel utilisateur user1</text:p>
        </text:list-item>
      </text:list>
      <text:p text:style-name="Standard"><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3"/>
      <text:p text:style-name="P3">------------------------------------------------------------------------------------------------------------------------</text:p>
      <text:p text:style-name="P3"/>
      <text:list xml:id="list221719683275267" text:continue-numbering="true" text:style-name="L1">
        <text:list-item>
          <text:p text:style-name="P63"><text:span text:style-name="T2">su user</text:span><text:span text:style-name="T11"> : prend l'identiter de user</text:span></text:p>
        </text:list-item>
      </text:list>
      <text:p text:style-name="P3"/>
      <text:p text:style-name="P22">------------------------------------------------------------------------------------------------------------------------</text:p>
      <text:p text:style-name="P3"/>
      <text:list xml:id="list221720522953045" text:continue-numbering="true" text:style-name="L1">
        <text:list-item>
          <text:p text:style-name="P63"><text:span text:style-name="T1">umask</text:span> : <text:bookmark text:name="result_box"/><text:span text:style-name="T11">Renvoie la valeur du masque de création de fichier par défaut</text:span></text:p>
        </text:list-item>
      </text:list>
      <text:p text:style-name="P3">droits maximums pour un fichier : 666</text:p>
      <text:p text:style-name="P3">droits maximums pour un répertoire : 777,</text:p>
      <text:p text:style-name="P3"/>
      <text:p text:style-name="P3">------------------------------------------------------------------------------------------------------------------------</text:p>
      <text:p text:style-name="P3"/>
      <text:list xml:id="list221720234182887" text:continue-numbering="true" text:style-name="L1">
        <text:list-item>
          <text:p text:style-name="P66"><text:span text:style-name="T1">chmod</text:span> : change les permissions d'un fichier/répertoire</text:p>
        </text:list-item>
      </text:list>
      <text:p text:style-name="P3"><text:span text:style-name="T1">u</text:span> : user</text:p>
      <text:p text:style-name="P3"><text:span text:style-name="T1">g</text:span> : group</text:p>
      <text:p text:style-name="P3"><text:span text:style-name="T1">o</text:span> : other</text:p>
      <text:p text:style-name="P3"><text:span text:style-name="T1">a</text:span> : all</text:p>
      <text:p text:style-name="P3"><text:soft-page-break/><text:span text:style-name="T1">-R</text:span> : de manière récursive --» agit sur les sous-répertoires et sous-fichier du répertoire</text:p>
      <text:p text:style-name="P3"/>
      <text:p text:style-name="P21">chmod abc file : donne les droits abc au fichier file</text:p>
      <text:p text:style-name="P3"/>
      <text:p text:style-name="P3">------------------------------------------------------------------------------------------------------------------------</text:p>
      <text:p text:style-name="P3"/>
      <text:list xml:id="list221721362064400" text:continue-numbering="true" text:style-name="L1">
        <text:list-item>
          <text:p text:style-name="P66"><text:span text:style-name="T1">passwd</text:span> <text:span text:style-name="T50">user</text:span>: définir un nouveau mot de passe <text:span text:style-name="T50">pour user</text:span></text:p>
        </text:list-item>
      </text:list>
      <text:p text:style-name="P3"><text:span text:style-name="T1">-d</text:span> : supprime le mot de passe</text:p>
      <text:p text:style-name="P3"/>
      <text:p text:style-name="P3">------------------------------------------------------------------------------------------------------------------------</text:p>
      <text:p text:style-name="P3"/>
      <text:list xml:id="list221720224443259" text:continue-numbering="true" text:style-name="L1">
        <text:list-item>
          <text:p text:style-name="P66"><text:span text:style-name="T1">usermod</text:span> <text:span text:style-name="T51">[-option] user</text:span>: modifie les caractéristiques de utilisateur</text:p>
        </text:list-item>
      </text:list>
      <text:p text:style-name="P3"><text:span text:style-name="T1">--login newlogin </text:span>: change son login en newlogin</text:p>
      <text:p text:style-name="P3">-<text:span text:style-name="T51">l → pareil </text:span></text:p>
      <text:p text:style-name="P3"><text:span text:style-name="T1">--gid group</text:span> : change son groupe en group</text:p>
      <text:p text:style-name="P3">-<text:span text:style-name="T51">g → pareil</text:span></text:p>
      <text:p text:style-name="P3">-<text:span text:style-name="T51">G : grp1,grp2,… les groupes de user seront grp1, grp2, …</text:span></text:p>
      <text:p text:style-name="P20">-<text:span text:style-name="T51">a : permet d’ajouter plutot des groupes que de les remplacer </text:span></text:p>
      <text:p text:style-name="P3"/>
      <text:p text:style-name="P3">------------------------------------------------------------------------------------------------------------------------</text:p>
      <text:p text:style-name="P3"/>
      <text:list xml:id="list221721145546707" text:continue-numbering="true" text:style-name="L1">
        <text:list-item>
          <text:p text:style-name="P80">tar [option] [répertoire] </text:p>
        </text:list-item>
      </text:list>
      <text:p text:style-name="P3"><text:span text:style-name="T1">-x </text:span>: décompresser une archive</text:p>
      <text:p text:style-name="P3"><text:span text:style-name="T1">-c</text:span> : compresser un répertoire</text:p>
      <text:p text:style-name="Standard"><text:span text:style-name="T2">-v</text:span><text:span text:style-name="T11"> : </text:span>active le mode « verbeux » (bavard, affiche ce qu'il fait). </text:p>
      <text:p text:style-name="Standard"><text:span text:style-name="T2">-f </text:span><text:span text:style-name="T11">:</text:span>utilise le fichier donné en paramètre</text:p>
      <text:p text:style-name="P3"/>
      <text:p text:style-name="P3">------------------------------------------------------------------------------------------------------------------------</text:p>
      <text:p text:style-name="P3"/>
      <text:list xml:id="list221719658175199" text:continue-numbering="true" text:style-name="L1">
        <text:list-item>
          <text:p text:style-name="P82">shopt [-pqsu] [-o] [otion …]</text:p>
        </text:list-item>
      </text:list>
      <text:p text:style-name="Standard"><text:span text:style-name="T1">-p</text:span> : affiche une liste de toute les options définies</text:p>
      <text:p text:style-name="Standard"><text:span text:style-name="T1">-q</text:span> : <text:bookmark text:name="result_box1"/><text:span text:style-name="T11">Supprime la sortie normale; le statut de retour indique si l'option est défini ou non. Si plusieurs 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3"><text:span text:style-name="T1">-o</text:span> : <text:bookmark text:name="result_box11"/>Restreint les valeurs de l'option pour être celles définies pour l'option -o de Set Builtin (voir </text:p>
      <text:p text:style-name="P3">The Set Builtin).</text:p>
      <text:p text:style-name="P3"/>
      <text:p text:style-name="P3">------------------------------------------------------------------------------------------------------------------------</text:p>
      <text:p text:style-name="P3"/>
      <text:list xml:id="list221720658657833" text:continue-numbering="true" text:style-name="L1">
        <text:list-item>
          <text:p text:style-name="P66"><text:span text:style-name="T1">echo [text]</text:span>: renvoi la ligne de texte text.</text:p>
        </text:list-item>
      </text:list>
      <text:p text:style-name="P3"/>
      <text:p text:style-name="P3">------------------------------------------------------------------------------------------------------------------------</text:p>
      <text:p text:style-name="P3"/>
      <text:list xml:id="list221721432720560" text:continue-numbering="true" text:style-name="L1">
        <text:list-item>
          <text:p text:style-name="P63"><text:span text:style-name="T1">[cmd1] ; … ; [cmdn]</text:span> : exécute cmd1 puis … puis cmdn.</text:p>
        </text:list-item>
      </text:list>
      <text:p text:style-name="Standard"/>
      <text:p text:style-name="Standard"><text:span text:style-name="T1">[cmd1] &amp;&amp; … &amp;&amp; [cmd2]</text:span> : éxecute cmd(i) puis cmd(i+1) si et seulement si ( $? = 0 ).</text:p>
      <text:p text:style-name="Standard"/>
      <text:p text:style-name="P3"><text:span text:style-name="T1">[cmd1] || … || [cmdn]</text:span> : exécute cmd(i) puis cmd(i+1) si et seulement si ( $? ≠ 0 ).</text:p>
      <text:p text:style-name="P3"/>
      <text:p text:style-name="Standard"><text:span text:style-name="T1">[cmd1] … [cmdn] &gt; [fichier] </text:span>: redirige les sorties éxecutables de cmd, … , cmdn dans fichier en <text:soft-page-break/>écrasant fichier.</text:p>
      <text:p text:style-name="Standard"/>
      <text:p text:style-name="P3"><text:span text:style-name="T1">[cmd1] … [cmdn] &gt;&gt; [fichier]</text:span> : redirige les sorties éxecutables de cmd, … , cmdn dans fichier en les ajoutant à fichier.</text:p>
      <text:p text:style-name="P3"/>
      <text:p text:style-name="Standard"><text:span text:style-name="T1">[cmd1] … [cmdn] 2&gt; [fichier]</text:span> : redirige les sorties non éxecutables de cmd, … , cmdn dans fichier en écrasant fichier.</text:p>
      <text:p text:style-name="Standard"/>
      <text:p text:style-name="P3"><text:span text:style-name="T1">[cmd1] … [cmdn] 2&gt;&gt; [fichier]</text:span> : redirige les sorties non éxecutables de cmd, … , cmdn dans fichier en les ajoutant à fichier.</text:p>
      <text:p text:style-name="P3"/>
      <text:p text:style-name="Standard"><text:span text:style-name="T1">[cmd1] … [cmdn] &gt; [fichier] 2&gt;&amp;1</text:span> : redirige toutes les sorties (éxecutables ou non) de cmd, … , cmdn dans fichier en écrasant fichier.</text:p>
      <text:p text:style-name="Standard"/>
      <text:p text:style-name="P3"><text:span text:style-name="T1">[cmd1] … [cmdn] &gt;&gt; [fichier] 2&gt;&amp;1</text:span> : redirige toutes les sorties (éxecutables ou non) de cmd, … , cmdn dans fichier en les ajoutant à fichier.</text:p>
      <text:p text:style-name="P3"/>
      <text:p text:style-name="P3"><text:span text:style-name="T1">[cmd] &lt; [fichier]</text:span> : dirige le fichier fichier vers l'entrée de la commande cmd.</text:p>
      <text:p text:style-name="P3"/>
      <text:p text:style-name="P3"><text:span text:style-name="T1">[cmd1] | [cmd2]</text:span> : exécute la commande cmd2 . Si cmd2 a besoin d'une entrée alors la sortie de la commande cmd1 est envoyé vers l'entrée de la commande cmd2.</text:p>
      <text:p text:style-name="P3"/>
      <text:p text:style-name="P3">------------------------------------------------------------------------------------------------------------------------</text:p>
      <text:p text:style-name="P3"/>
      <text:list xml:id="list221719784182805" text:continue-numbering="true" text:style-name="L1">
        <text:list-item>
          <text:p text:style-name="P66"><text:span text:style-name="T1">wc </text:span><text:span text:style-name="T10">[file]</text:span><text:span text:style-name="T1"> [fichier]</text:span> : renvoi le nombre de lignes, de mots et de caratères de ficher.</text:p>
          <text:p text:style-name="P66">-<text:span text:style-name="T55">l : compte le nombre de ligne</text:span></text:p>
          <text:p text:style-name="P66">-<text:span text:style-name="T55">w : compte le nombre de mots</text:span></text:p>
          <text:p text:style-name="P66">-<text:span text:style-name="T55">c : compte le nombre d’octets</text:span></text:p>
          <text:p text:style-name="P66">-<text:span text:style-name="T55">m:compte le nombre de charatères</text:span></text:p>
        </text:list-item>
      </text:list>
      <text:p text:style-name="P78"/>
      <text:p text:style-name="P3">------------------------------------------------------------------------------------------------------------------------</text:p>
      <text:p text:style-name="P3"/>
      <text:list xml:id="list221720629851615" text:continue-numbering="true" text:style-name="L1">
        <text:list-item>
          <text:p text:style-name="P66"><text:span text:style-name="T1">expr length string </text:span>: renvoi la longueur de string.</text:p>
        </text:list-item>
      </text:list>
      <text:p text:style-name="Standard"/>
      <text:p text:style-name="P3"><text:span text:style-name="T1">expr substr string pos length</text:span> : renvoi la chaine de caractère de longueur length commencant à la position pos de string.</text:p>
      <text:p text:style-name="Standard"/>
      <text:p text:style-name="P3"><text:span text:style-name="T1">expr index string chars</text:span> : renvoi la position de chars dans string ou 0 si absent de string.</text:p>
      <text:p text:style-name="P3"/>
      <text:p text:style-name="P3">------------------------------------------------------------------------------------------------------------------------</text:p>
      <text:p text:style-name="P3"/>
      <text:list xml:id="list221721535748599" text:continue-numbering="true" text:style-name="L1">
        <text:list-item>
          <text:p text:style-name="P63"><text:span text:style-name="T1">var=val</text:span> : affecte la valeur val à la variable var.</text:p>
        </text:list-item>
      </text:list>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3"><text:span text:style-name="T1">unset var</text:span> : supprime la variale var.</text:p>
      <text:p text:style-name="P3"/>
      <text:p text:style-name="P3">------------------------------------------------------------------------------------------------------------------------</text:p>
      <text:p text:style-name="P3"><text:soft-page-break/></text:p>
      <text:list xml:id="list221720389653199" text:continue-numbering="true" text:style-name="L1">
        <text:list-item>
          <text:p text:style-name="P63"><text:span text:style-name="T1">(B#x)</text:span> : x dans la base B.</text:p>
        </text:list-item>
      </text:list>
      <text:p text:style-name="P3"/>
      <text:p text:style-name="P3">------------------------------------------------------------------------------------------------------------------------</text:p>
      <text:p text:style-name="P3"/>
      <text:list xml:id="list221720954961337" text:continue-numbering="true" text:style-name="L1">
        <text:list-item>
          <text:p text:style-name="P63"><text:span text:style-name="T1">sort [option] fichier</text:span> : affiche le fichier fichier trié. Le trie est croissant.</text:p>
        </text:list-item>
      </text:list>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Standard">-<text:span text:style-name="T55">o file : enregistre le résultat dans un fichier</text:span></text:p>
      <text:p text:style-name="Standard">-<text:span text:style-name="T55">R : trie aléatoire</text:span></text:p>
      <text:p text:style-name="P3"/>
      <text:p text:style-name="P3">------------------------------------------------------------------------------------------------------------------------</text:p>
      <text:p text:style-name="P3"/>
      <text:list xml:id="list221721198010677" text:continue-numbering="true" text:style-name="L1">
        <text:list-item>
          <text:p text:style-name="P82">hexdump [-option] file : convertit les charactères de file</text:p>
        </text:list-item>
      </text:list>
      <text:p text:style-name="P33">-b : affiche le fichier en octal</text:p>
      <text:p text:style-name="P34">-C : affiche le fichier en héxadécimal</text:p>
      <text:p text:style-name="P3"/>
      <text:p text:style-name="P3">------------------------------------------------------------------------------------------------------------------------</text:p>
      <text:p text:style-name="P3"/>
      <text:list xml:id="list221720558932544" text:continue-numbering="true" text:style-name="L1">
        <text:list-item>
          <text:p text:style-name="P82">echo [-option] {text}</text:p>
        </text:list-item>
      </text:list>
      <text:p text:style-name="P33">-e : interprète les caractères échapés par un backslash</text:p>
      <text:p text:style-name="P33">-n : n'affiche pas de retour à la ligne en sortie</text:p>
      <text:p text:style-name="P33">interprétations ave “-e” :</text:p>
      <text:p text:style-name="P33">→ \0NNN <text:s/>byte with octal value NNN (1 to 3 digits)</text:p>
      <text:p text:style-name="P34">→ \xHH <text:s text:c="2"/>byte with hexadecimal value HH (1 to 2 digits)</text:p>
      <text:p text:style-name="P34"/>
      <text:p text:style-name="P40">------------------------------------------------------------------------------------------------------------------------</text:p>
      <text:p text:style-name="P3"/>
      <text:list xml:id="list221720475211322" text:continue-numbering="true" text:style-name="L1">
        <text:list-item>
          <text:p text:style-name="P89">sed [-option] [script] [fichier] </text:p>
        </text:list-item>
      </text:list>
      <text:p text:style-name="List_20_Heading"><text:span text:style-name="T1">-n</text:span> : écrit seulement les lignes spécifiées (par l'option /p) sur la sortie standard </text:p>
      <text:p text:style-name="P59"><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oft-page-break/><text:span text:style-name="T1">d </text:span>: supprime ligne</text:p>
      <text:p text:style-name="List_20_Heading"><text:span text:style-name="T1">p </text:span>: affiche la ligne (utiliser avec -n)</text:p>
      <text:p text:style-name="P60">p &lt;=&gt; ! d</text:p>
      <text:p text:style-name="List_20_Contents"><text:span text:style-name="T17">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3">------------------------------------------------------------------------------------------------------------------------</text:p>
      <text:p text:style-name="Standard"/>
      <text:list xml:id="list221719530367888" text:continue-numbering="true" text:style-name="L1">
        <text:list-item>
          <text:p text:style-name="P82">awk [-option] pattern '{action}' fichier </text:p>
        </text:list-item>
      </text:list>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pan text:style-name="T1">END {action}</text:span> : exécute l'action seulement à la fin</text:p>
      <text:p text:style-name="Standard"/>
      <text:p text:style-name="P3">------------------------------------------------------------------------------------------------------------------------</text:p>
      <text:p text:style-name="Standard"/>
      <text:list xml:id="list221721441353217" text:continue-numbering="true" text:style-name="L1">
        <text:list-item>
          <text:p text:style-name="P88"><text:span text:style-name="T24">ps : process</text:span><text:span text:style-name="T4"> snapshot </text:span><text:span text:style-name="T20">: affiche l'état des processus en cours.</text:span></text:p>
        </text:list-item>
      </text:list>
      <text:p text:style-name="P57">--user ID <text:span text:style-name="T18">: sélectionne par ID</text:span></text:p>
      <text:p text:style-name="P57">--tty tty <text:span text:style-name="T18">:sélectionne par tty</text:span></text:p>
      <text:p text:style-name="P37">--pid <text:span text:style-name="T18">: sélectionne par PID</text:span></text:p>
      <text:p text:style-name="P37">--ppid<text:span text:style-name="T18"> : sélectionne par PPID</text:span></text:p>
      <text:p text:style-name="P37">-C cmd<text:span text:style-name="T18"> : sélectionne par nom de commande</text:span></text:p>
      <text:p text:style-name="P37">o list1,list2,list3 <text:span text:style-name="T18">: affiche les processus selon le format demandé (avec list1= ppid, list2 = tty … par exemple)</text:span></text:p>
      <text:p text:style-name="P61">-A <text:span text:style-name="T18">: (autres) présente également les processus des <text:s/>autres utilisateurs.</text:span></text:p>
      <text:p text:style-name="P61">x<text:span text:style-name="T18"> : affiche <text:s/>les <text:s/>processus <text:s/>qui n'ont pas de terminal de contrôle.</text:span></text:p>
      <text:p text:style-name="P61"><text:span text:style-name="T25">F </text:span><text:span text:style-name="T19">: </text:span><text:span text:style-name="T18">(forêt) <text:s/>affiche les arbres généalogiques des processus.</text:span></text:p>
      <text:p text:style-name="Standard"/>
      <text:p text:style-name="P3">------------------------------------------------------------------------------------------------------------------------</text:p>
      <text:p text:style-name="Standard"><text:soft-page-break/></text:p>
      <text:list xml:id="list221719603367644" text:continue-numbering="true" text:style-name="L1">
        <text:list-item>
          <text:p text:style-name="P66"><text:span text:style-name="T1">find [-option] repository</text:span> : recherche des fichiers/répertoires dans repository selon -option</text:p>
        </text:list-item>
      </text:list>
      <text:p text:style-name="P3"><text:span text:style-name="T1">[critère1] <text:s/>[critère2] </text:span>: critère1 et critère2</text:p>
      <text:p text:style-name="P3"><text:span text:style-name="T1">[critère1] -o [critère2]</text:span> : critère1 ou critère2</text:p>
      <text:p text:style-name="P3"><text:span text:style-name="T1">![critère]</text:span> : non critère</text:p>
      <text:p text:style-name="P3"><text:span text:style-name="T1">-type : d</text:span> = répertoire ; <text:span text:style-name="T1">f </text:span>= fichier</text:p>
      <text:p text:style-name="P3"><text:span text:style-name="T1">-name</text:span> : recherche sur le nom</text:p>
      <text:p text:style-name="P3"><text:span text:style-name="T1">-size </text:span>: par bloc ; <text:span text:style-name="T1">c</text:span> = caractère/octet/byte</text:p>
      <text:p text:style-name="P3"><text:span text:style-name="T1">-newer fichier</text:span> : date de modification postérieur à fichier</text:p>
      <text:p text:style-name="P3"><text:span text:style-name="T1">-mtime</text:span> : date de dernière modification</text:p>
      <text:p text:style-name="P3"><text:span text:style-name="T1">-atime </text:span>: date de dernier accès</text:p>
      <text:p text:style-name="P3"><text:span text:style-name="T1">-ctime</text:span> : date de dernier changement de statut</text:p>
      <text:p text:style-name="P3"><text:span text:style-name="T1">-perm</text:span> <text:span text:style-name="T1">mode</text:span> : <text:span text:style-name="T1">-mode</text:span> = au moins les permissions ; <text:span text:style-name="T1">+mode</text:span> = certaine permissions ; </text:p>
      <text:p text:style-name="P3"><text:span text:style-name="T1"><text:tab/>mode</text:span> = exact permissions ; <text:tab/><text:span text:style-name="T1">/ </text:span>: au moins une des perms, <text:tab/><text:span text:style-name="T1">- </text:span>: au moins les perms</text:p>
      <text:p text:style-name="P3"><text:span text:style-name="T1">-exec cmd </text:span>: éxécute cmd pour les fichiers/répertoires trouvés</text:p>
      <text:p text:style-name="P55">-execdir cmd<text:span text:style-name="T18"> : comme </text:span>exec<text:span text:style-name="T18"> à la différence que le répertoire où s’effectuera la commande sera celui où find a matché. </text:span></text:p>
      <text:p text:style-name="P55"><text:span text:style-name="T1">-ok</text:span><text:span text:style-name="T18"> : comme </text:span><text:span text:style-name="T1">exec</text:span><text:span text:style-name="T18"> mais interroge l'utilisateur avant d’exécuter la commande pour chaque fichier trouvé</text:span></text:p>
      <text:p text:style-name="P3"><text:span text:style-name="T1">-maxdepth</text:span> : profondeur de recherche ( similaire <text:span text:style-name="T1">mindepth</text:span> )</text:p>
      <text:p text:style-name="P3"><text:span text:style-name="T1">-atime</text:span> : date de dernier accès en lecture</text:p>
      <text:p text:style-name="P3"><text:span text:style-name="T1">-quit</text:span> : arrête le processus des qu'un résultat est trouver. Ne l'affiche pas si on ne met pas <text:span text:style-name="T1">-print -quit</text:span> </text:p>
      <text:p text:style-name="P3"/>
      <text:p text:style-name="P3">------------------------------------------------------------------------------------------------------------------------</text:p>
      <text:p text:style-name="P33"/>
      <text:list xml:id="list221720528475224" text:continue-numbering="true" text:style-name="L1">
        <text:list-item>
          <text:p text:style-name="P63"><text:span text:style-name="T1">grep [-option] 'pattern' [file]</text:span> :</text:p>
        </text:list-item>
      </text:list>
      <text:p text:style-name="Standard"><text:span text:style-name="T1">-G</text:span> : interprète motif comme une regex simple. Par défaut.</text:p>
      <text:p text:style-name="Standard"><text:span text:style-name="T1">-E</text:span> : interprète motif comme une regex étandue →<text:span text:style-name="T54"> egrep</text:span></text:p>
      <text:p text:style-name="Standard"><text:span text:style-name="T3">-F</text:span><text:span text:style-name="T16"> : interprète motif comme une liste de chaînes figées, séparées par des Sauts de Lignes (NewLine). La correspondance est faite avec n'importe laquelle de ces chaînes.</text:span></text:p>
      <text:p text:style-name="P56"/>
      <text:p text:style-name="P62">*Dans <text:s/>les <text:s/>expressions <text:s/>régulières <text:s/>simples, les méta-caractères ?, +, {, |, (, et ) perdent <text:s/>leurs <text:s/>significations spéciales, il faut utiliser à la place leurs versions avec backSlash \?, \+, \{, \|, \(, et \).</text:p>
      <text:p text:style-name="P62">*Dans grep -E <text:s/>le <text:s/>méta-caractère <text:s/>{ <text:s/>perd <text:s/>sa <text:s/>signification spéciale, il faut utiliser \{ à la place.</text:p>
      <text:p text:style-name="P56"/>
      <text:p text:style-name="Standard"><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 →<text:span text:style-name="T54"> rgrep</text:span></text:p>
      <text:p text:style-name="Standard"/>
      <text:p text:style-name="P3">------------------------------------------------------------------------------------------------------------------------</text:p>
      <text:p text:style-name="P3"/>
      <text:list xml:id="list221720405360656" text:continue-numbering="true" text:style-name="L1">
        <text:list-item>
          <text:p text:style-name="P83">seq [n0] [i] n : <text:span text:style-name="T18">retourne les entiers de n0 jusqu'à n en incrémentant de i</text:span></text:p>
        </text:list-item>
      </text:list>
      <text:p text:style-name="P53">n0 par défaut 1</text:p>
      <text:p text:style-name="P53">i par défaut 1</text:p>
      <text:p text:style-name="P35"/>
      <text:p text:style-name="P41">------------------------------------------------------------------------------------------------------------------------</text:p>
      <text:p text:style-name="P35"/>
      <text:list xml:id="list221720058099819" text:continue-numbering="true" text:style-name="L1">
        <text:list-item>
          <text:p text:style-name="P81"><text:soft-page-break/>read [-option] var1 var2 … varn : <text:span text:style-name="T18">lit sur l'entrée standard des valeurs jusqu'à rencontrer le délimiteur. Range ces valeurs dans var1, var2, …, varn. Les valeurs sont séparées par les caractères contenus dans $IFS. La dernière variable prend le reste des valeurs s'il en reste.</text:span></text:p>
        </text:list-item>
      </text:list>
      <text:p text:style-name="P38">-d delim : <text:span text:style-name="T18">change le délimiteur. Par défaut \n <text:s text:c="3"/><text:tab/>!= séparateur !</text:span></text:p>
      <text:p text:style-name="P38">-N n : <text:span text:style-name="T18">lit n caractères, ignore les séparateurs</text:span></text:p>
      <text:p text:style-name="P36"><text:span text:style-name="T18">séparateurs : par défaut </text:span>IFS<text:span text:style-name="T18">=$' \t\n' <text:s/>→ espace, tabulation, retour chariot </text:span></text:p>
      <text:p text:style-name="P27"/>
      <text:p text:style-name="P42">------------------------------------------------------------------------------------------------------------------------</text:p>
      <text:p text:style-name="P42"/>
      <text:list xml:id="list221719879683830" text:continue-numbering="true" text:style-name="L1">
        <text:list-item>
          <text:p text:style-name="P84"><text:span text:style-name="T1">git </text:span>: logiciel de gestion de version</text:p>
        </text:list-item>
      </text:list>
      <text:p text:style-name="P42"><text:span text:style-name="T1">git init</text:span> : initialise un repository git vide</text:p>
      <text:p text:style-name="P42"><text:span text:style-name="T1">git status</text:span> : renvoie l'état du repository</text:p>
      <text:p text:style-name="P54"><text:span text:style-name="T1">git log</text:span> : affiche la liste des commits</text:p>
      <text:p text:style-name="P54"><text:span text:style-name="T1">git log --oneline</text:span> : comme git log mais sur une ligne</text:p>
      <text:p text:style-name="P54"><text:span text:style-name="T1">git add [files]</text:span> : ajoute files à la liste des commits</text:p>
      <text:p text:style-name="P54"><text:span text:style-name="T1">git commit -m ''message''</text:span> : commit les fichiers qui sont dans la liste des commits avec le message message</text:p>
      <text:p text:style-name="P54"><text:span text:style-name="T1">git checkout [id]</text:span> : revient au commit correspondant à id</text:p>
      <text:p text:style-name="P39">git remote add origin [url]<text:span text:style-name="T18"> : définit l'adresse où l'on push</text:span></text:p>
      <text:p text:style-name="P39">git push --set-upstream origin master <text:span text:style-name="T18">: associe master avec origin</text:span></text:p>
      <text:p text:style-name="P39">git push<text:span text:style-name="T18"> : envoie les commit dans origin</text:span></text:p>
      <text:p text:style-name="P39">git pull <text:span text:style-name="T18">: récupère les commit de origin</text:span></text:p>
      <text:p text:style-name="P54"><text:span text:style-name="T1">git remote </text:span>: liste les dépots distants</text:p>
      <text:p text:style-name="P54"><text:span text:style-name="T1">git remote -v </text:span>: comme git remote avec les url</text:p>
      <text:p text:style-name="P54"><text:span text:style-name="T1">git clone [link]</text:span> : clone le repositry</text:p>
      <text:p text:style-name="P54"><text:span text:style-name="T1">git branch newbranch</text:span> : crée une nouvelle branche newbranch</text:p>
      <text:p text:style-name="P54"><text:span text:style-name="T1">git merge branch</text:span> : incorpore les changements de branch à la branche actuelle</text:p>
      <text:p text:style-name="P54"/>
      <text:p text:style-name="P42">------------------------------------------------------------------------------------------------------------------------</text:p>
      <text:p text:style-name="Standard"/>
      <text:list xml:id="list221719937101565" text:continue-numbering="true" text:style-name="L1">
        <text:list-item>
          <text:p text:style-name="P63"><text:span text:style-name="T1">ssh-keygen -t rsa -C "votre email@mondomaine"</text:span> : créer une clée ssh</text:p>
        </text:list-item>
      </text:list>
      <text:p text:style-name="P42"/>
      <text:p text:style-name="P42"/>
      <text:p text:style-name="P43"/>
      <text:p text:style-name="P44">sudo  cmd : (Substitute User Do) exécute la commande cmd en root</text:p>
      <text:p text:style-name="P44"/>
      <text:p text:style-name="P44">su user : changer d’utilisateur, sans nom d’utilisateur indiqué permet de passer en root</text:p>
      <text:p text:style-name="P44"/>
      <text:p text:style-name="P45">adduser user : ajouter l’utilisateur user de manière interactive</text:p>
      <text:p text:style-name="P45"/>
      <text:p text:style-name="P45">deluser [-option] user : supprime le compte de user</text:p>
      <text:p text:style-name="P45">--remove-home : supprime également le répertoire personnel</text:p>
      <text:p text:style-name="P45"/>
      <text:p text:style-name="P46">addgroup name : crée le groupe name</text:p>
      <text:p text:style-name="P46"/>
      <text:p text:style-name="P47">delgroup name : supprime le groupe name</text:p>
      <text:p text:style-name="P47"/>
      <text:p text:style-name="P48">chown user file : change le propriétaire du fichier file et le met à user</text:p>
      <text:p text:style-name="P48">chown user:gourp file : change le propriétaire du fichier file et le met à user et le groupe du fichier file et le met à group</text:p>
      <text:p text:style-name="P48">-<text:span text:style-name="T52">R : de manière récurssive pour les sous dossiers</text:span></text:p>
      <text:p text:style-name="P48"/>
      <text:p text:style-name="P48"><text:soft-page-break/><text:span text:style-name="T52">chgrp</text:span> group file : change le group du fichier file et le met à group</text:p>
      <text:p text:style-name="P48"/>
      <text:p text:style-name="P49">apt-get update : mettre à jour le cache des paquets</text:p>
      <text:p text:style-name="P49">apt-cache search name : rechercher le paquet name</text:p>
      <text:p text:style-name="P49">apt-cache show paquet : avoir une description du paquet paquet</text:p>
      <text:p text:style-name="P49">apt-get install paquet : installe le paquet paquet</text:p>
      <text:p text:style-name="P50">apt-get remove paquet : désinstalle le paquet paquet</text:p>
      <text:p text:style-name="P50">apt-get autoremove paquet : paquet : désinstalle le paquet et ses dépendances non utilisées</text:p>
      <text:p text:style-name="P50">apt-get upgrade : met à jours tous les paquets installés</text:p>
      <text:p text:style-name="P50">apt-get autoremove –purge : <text:span text:style-name="T53">comme <text:s/>autoremove mais supprime en plus les fichiers de configuration</text:span></text:p>
      <text:p text:style-name="P50"/>
      <text:p text:style-name="P51">man cmd : affiche la page manuelle de cmd</text:p>
      <text:p text:style-name="P52">apropos name : affiches les commandes en rapport avec name</text:p>
      <text:p text:style-name="P85">whatis cmd : affiche la description de la commande cmd</text:p>
      <text:p text:style-name="P85"/>
      <text:p text:style-name="P86">uniq [option] file [output] : supprime les lignes identiques et les écrit dans output si spécifié, sur la sortie standard sinon</text:p>
      <text:p text:style-name="P86">-c : affiche le nombre d’occurrences</text:p>
      <text:p text:style-name="P86">-d : affiche uniquement les doublons</text:p>
      <text:p text:style-name="P86">-u : affiche unique ment les ligne uniques</text:p>
      <text:p text:style-name="P86"/>
      <text:p text:style-name="P87">cut [option] file :</text:p>
      <text:p text:style-name="P87">-c -nb : du 1<text:span text:style-name="T56">er</text:span> charactère au nb ème <text:s/></text:p>
      <text:p text:style-name="P87">-c nb- : du nb ème au dernier charatère</text:p>
      <text:p text:style-name="P87">-d delim : utilise delim comme délimiteur. <text:span text:style-name="T58">Default → tab</text:span></text:p>
      <text:p text:style-name="P87">-f <text:span text:style-name="T59">nb</text:span> : <text:span text:style-name="T59">indique le numéro du champ à coup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7-15T22:17:19.343039233</dc:date>
    <meta:editing-duration>PT14H34M17S</meta:editing-duration>
    <meta:editing-cycles>100</meta:editing-cycles>
    <meta:generator>LibreOffice/6.0.7.3$Linux_X86_64 LibreOffice_project/00m0$Build-3</meta:generator>
    <meta:document-statistic meta:table-count="0" meta:image-count="0" meta:object-count="0" meta:page-count="10" meta:paragraph-count="323" meta:word-count="3145" meta:character-count="22073" meta:non-whitespace-character-count="19077"/>
  </office:meta>
</office:document-meta>
</file>